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0D29238F375E4F434B.png" manifest:media-type="image/png"/>
  <manifest:file-entry manifest:full-path="Pictures/100000010000021B0000020FEDCFDC976CC3FDDE.png" manifest:media-type="image/png"/>
  <manifest:file-entry manifest:full-path="Pictures/100000010000017D000002DC0908F4E5762A2BDB.png" manifest:media-type="image/png"/>
  <manifest:file-entry manifest:full-path="Pictures/10000001000000C90000004D06CA143E9B7EAD97.png" manifest:media-type="image/png"/>
  <manifest:file-entry manifest:full-path="Pictures/1000000100000096000000B3F98F08BDAD28AC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4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70e74" draw:fill-color="#0e146b" draw:textarea-horizontal-align="justify" draw:textarea-vertical-align="middle" draw:auto-grow-height="false" fo:min-height="2.798cm" fo:min-width="12.454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12.63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6cm" fo:min-width="20.15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fill="none" draw:fill-color="#000000" draw:auto-grow-height="true" fo:min-height="2.629cm" draw:shadow="visibl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0e146b"/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text-shadow="1pt 1pt"/>
    </style:style>
    <style:style style:name="P4" style:family="paragraph">
      <loext:graphic-properties draw:fill="none" draw:fill-color="#000000"/>
      <style:paragraph-properties fo:text-align="start" style:writing-mode="lr-tb"/>
      <style:text-properties fo:text-shadow="1pt 1pt"/>
    </style:style>
    <style:style style:name="P5" style:family="paragraph">
      <style:text-properties fo:color="#ffffff" loext:opacity="100%" fo:font-size="18pt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Cantarell Extra Bold"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253" loext:opacity="100%" style:font-name="King Richard" fo:font-size="66pt" fo:font-style="italic" fo:text-shadow="1pt 1pt" style:font-size-asian="66pt" style:font-style-asian="italic" style:font-size-complex="66pt" style:font-style-complex="italic"/>
    </style:style>
    <style:style style:name="T3" style:family="text">
      <style:text-properties fo:color="#1db271" loext:opacity="100%" style:font-name="King Richard" fo:font-size="54pt" fo:font-style="italic" fo:text-shadow="1pt 1pt" style:font-size-asian="54pt" style:font-style-asian="italic" style:font-size-complex="54pt" style:font-style-complex="italic"/>
    </style:style>
    <style:style style:name="T4" style:family="text">
      <style:text-properties fo:color="#168253" loext:opacity="100%" style:font-name="King Richard" fo:font-size="54pt" fo:font-style="italic" fo:text-shadow="1pt 1pt" style:font-size-asian="54pt" style:font-style-asian="italic" style:font-size-complex="54pt" style:font-style-complex="italic"/>
    </style:style>
    <style:style style:name="T5" style:family="text">
      <style:text-properties fo:color="#ffffff" loext:opacity="100%" fo:font-size="48pt" fo:text-shadow="1pt 1pt" fo:font-weight="bold" style:font-size-asian="48pt" style:font-weight-asian="bold" style:font-size-complex="48pt" style:font-weight-complex="bold"/>
    </style:style>
    <style:style style:name="T6" style:family="text">
      <style:text-properties fo:color="#ffffff" loext:opacity="100%" style:font-name="Cantarell Extra Bold" fo:font-size="88pt" style:font-size-asian="88pt" style:font-size-complex="8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2.954cm" svg:height="3.048cm" svg:x="-0.054cm" svg:y="0cm">
          <text:p text:style-name="P1"><text:span text:style-name="T1"><text:s/></text:span><text:span text:style-name="T1">MAKING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3.539cm" svg:height="2.629cm" svg:x="14.452cm" svg:y="-0.154cm" presentation:class="title" presentation:user-transformed="true">
          <draw:text-box>
            <text:p text:style-name="P3"><text:span text:style-name="T2"><text:s/></text:span><text:span text:style-name="T3">slithy</text:span><text:span text:style-name="T4"> </text:span><text:span text:style-name="T5">VLOGS #26</text:span></text:p>
          </draw:text-box>
        </draw:frame>
        <draw:frame draw:style-name="gr2" draw:text-style-name="P6" draw:layer="layout" svg:width="14.108cm" svg:height="3.976cm" svg:x="6.712cm" svg:y="2.994cm">
          <draw:text-box>
            <text:p text:style-name="P5"><text:span text:style-name="T6">Let LAMP</text:span></text:p>
          </draw:text-box>
        </draw:frame>
        <draw:frame draw:style-name="gr3" draw:text-style-name="P6" draw:layer="layout" svg:width="21.419cm" svg:height="3.976cm" svg:x="3.302cm" svg:y="10.152cm">
          <draw:text-box>
            <text:p text:style-name="P5"><text:span text:style-name="T6">Show the Way!</text:span></text:p>
          </draw:text-box>
        </draw:frame>
        <draw:frame draw:style-name="gr4" draw:text-style-name="P7" draw:layer="layout" svg:width="3.421cm" svg:height="4.082cm" svg:x="5.423cm" svg:y="6.685cm">
          <draw:image xlink:href="Pictures/1000000100000096000000B3F98F08BDAD28AC31.png" xlink:type="simple" xlink:show="embed" xlink:actuate="onLoad" draw:mime-type="image/png">
            <text:p/>
          </draw:image>
        </draw:frame>
        <draw:frame draw:style-name="gr4" draw:text-style-name="P7" draw:layer="layout" svg:width="6.858cm" svg:height="2.623cm" svg:x="5.796cm" svg:y="0.254cm">
          <draw:image xlink:href="Pictures/10000001000000C90000004D06CA143E9B7EAD97.png" xlink:type="simple" xlink:show="embed" xlink:actuate="onLoad" draw:mime-type="image/png">
            <text:p/>
          </draw:image>
        </draw:frame>
        <draw:frame draw:style-name="gr4" draw:text-style-name="P7" draw:layer="layout" svg:width="2.286cm" svg:height="4.393cm" svg:x="9.606cm" svg:y="6.53cm">
          <draw:image xlink:href="Pictures/100000010000017D000002DC0908F4E5762A2BDB.png" xlink:type="simple" xlink:show="embed" xlink:actuate="onLoad" draw:mime-type="image/png">
            <text:p/>
          </draw:image>
        </draw:frame>
        <draw:frame draw:style-name="gr4" draw:text-style-name="P7" draw:layer="layout" svg:width="4.11cm" svg:height="4.019cm" svg:x="12.862cm" svg:y="6.717cm">
          <draw:image xlink:href="Pictures/100000010000021B0000020FEDCFDC976CC3FDDE.png" xlink:type="simple" xlink:show="embed" xlink:actuate="onLoad" draw:mime-type="image/png">
            <text:p/>
          </draw:image>
        </draw:frame>
        <draw:frame draw:style-name="gr4" draw:text-style-name="P7" draw:layer="layout" svg:width="6.099cm" svg:height="3.294cm" svg:x="16.738cm" svg:y="7.079cm">
          <draw:image xlink:href="Pictures/10000001000007800000040D29238F375E4F43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1cm" svg:height="2.629cm" svg:x="1.399cm" svg:y="0.627cm" presentation:class="title">
          <draw:text-box>
            <text:p><text:span text:style-name="T7">L</text:span><text:span text:style-name="T7"> </text:span><text:span text:style-name="T7">i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L</text:span><text:span text:style-name="T7">i</text:span><text:span text:style-name="T7">n</text:span><text:span text:style-name="T7">u</text:span><text:span text:style-name="T7">x</text:span></text:p>
          </draw:text-box>
        </draw:frame>
        <draw:frame presentation:style-name="pr4" draw:text-style-name="P10" draw:layer="layout" svg:width="26.833cm" svg:height="5.46cm" svg:x="0.599cm" svg:y="3.684cm" presentation:class="outline" presentation:user-transformed="true">
          <draw:text-box>
            <text:list text:style-name="L2">
              <text:list-item>
                <text:p xml:id="id1" text:id="id1"><text:span text:style-name="T8">Technically, GNU/Linux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radial" draw:cx="50%" draw:cy="55%" draw:start-color="#000000" draw:end-color="#e3bf72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opacity="100%" draw:shadow="hidden" draw:shadow-offset-x="0.051cm" draw:shadow-offset-y="0.051cm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2-02-11T11:39:00.548212435</dc:date>
    <meta:editing-duration>P2DT5H3M41S</meta:editing-duration>
    <meta:editing-cycles>104</meta:editing-cycles>
    <meta:generator>LibreOffice/7.2.5.2$Linux_X86_64 LibreOffice_project/20$Build-2</meta:generator>
    <meta:document-statistic meta:object-count="36"/>
  </office:meta>
</office:document-meta>
</file>